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fo:font-size="14pt" style:text-underline-style="none"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lan</text:p>
      <text:p text:style-name="P1"/>
      <text:p text:style-name="P2"><text:tab/>Ce dernier projet étant quelque chose de plus concret que les autres dans le sens ou l'objectif est d'avoir une utilité pour un client, m'a fait prendre plus conciense de tout ce qu'on peut créer comme service en tant que developpeur et du travail qu'il y a derrière pour réaliser une app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1M6S</meta:editing-duration>
    <meta:editing-cycles>6</meta:editing-cycles>
    <meta:generator>OpenOffice/4.1.5$Win32 OpenOffice.org_project/415m1$Build-9789</meta:generator>
    <dc:date>2022-10-31T15:13:37.72</dc:date>
    <dc:creator>linke marin</dc:creator>
    <meta:document-statistic meta:table-count="0" meta:image-count="0" meta:object-count="0" meta:page-count="1" meta:paragraph-count="2" meta:word-count="53" meta:character-count="302"/>
    <meta:user-defined meta:name="Info 1"/>
    <meta:user-defined meta:name="Info 2"/>
    <meta:user-defined meta:name="Info 3"/>
    <meta:user-defined meta:name="Info 4"/>
  </office:meta>
</office:document-meta>
</file>